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="Arrow" draw:marker-start-width="0.46cm" draw:marker-end="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5.3cm" svg:height="1.7cm" svg:x="2.2cm" svg:y="2.1cm">
          <text:p text:style-name="P1"><text:span text:style-name="T1">Open Source Field Operation and Manipulation (OpenFOAM) C++ Libra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1.6cm" svg:x="3.1cm" svg:y="6.3cm">
          <text:p text:style-name="P1"><text:span text:style-name="T1">Pre-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2cm" svg:height="1.6cm" svg:x="11.3cm" svg:y="6.3cm">
          <text:p text:style-name="P1"><text:span text:style-name="T1">Solv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2cm" svg:height="1.6cm" svg:x="19.5cm" svg:y="6.3cm">
          <text:p text:style-name="P1"><text:span text:style-name="T1">Post-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cm" svg:y1="3.8cm" svg:x2="6.7cm" svg:y2="6.4cm">
          <text:p/>
        </draw:line>
        <draw:line draw:style-name="gr2" draw:text-style-name="P2" draw:layer="layout" svg:x1="15cm" svg:y1="3.788cm" svg:x2="15cm" svg:y2="6.388cm">
          <text:p/>
        </draw:line>
        <draw:line draw:style-name="gr2" draw:text-style-name="P2" draw:layer="layout" svg:x1="23.1cm" svg:y1="3.776cm" svg:x2="23.1cm" svg:y2="6.376cm">
          <text:p/>
        </draw:line>
        <draw:custom-shape draw:style-name="gr1" draw:text-style-name="P1" draw:layer="layout" svg:width="3.6cm" svg:height="2.2cm" svg:x="2.8cm" svg:y="10.6cm">
          <text:p text:style-name="P1"><text:span text:style-name="T1">Utiliti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2.2cm" svg:x="6.8cm" svg:y="10.6cm">
          <text:p text:style-name="P1"><text:span text:style-name="T1">Meshing</text:span></text:p>
          <text:p text:style-name="P1"><text:span text:style-name="T1">tool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cm" svg:y1="10.6cm" svg:x2="7.6cm" svg:y2="7.9cm">
          <text:p/>
        </draw:line>
        <draw:line draw:style-name="gr3" draw:text-style-name="P2" draw:layer="layout" svg:x1="5.613cm" svg:y1="7.913cm" svg:x2="4.613cm" svg:y2="10.613cm">
          <text:p/>
        </draw:line>
        <draw:custom-shape draw:style-name="gr1" draw:text-style-name="P1" draw:layer="layout" svg:width="4cm" svg:height="2.2cm" svg:x="10.7cm" svg:y="10.613cm">
          <text:p text:style-name="P1"><text:span text:style-name="T1">User</text:span></text:p>
          <text:p text:style-name="P1"><text:span text:style-name="T1">applic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.2cm" svg:x="15.1cm" svg:y="10.613cm">
          <text:p text:style-name="P1"><text:span text:style-name="T1">Standard</text:span></text:p>
          <text:p text:style-name="P1"><text:span text:style-name="T1">application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9cm" svg:y1="10.613cm" svg:x2="15.9cm" svg:y2="7.913cm">
          <text:p/>
        </draw:line>
        <draw:line draw:style-name="gr3" draw:text-style-name="P2" draw:layer="layout" svg:x1="13.913cm" svg:y1="7.926cm" svg:x2="12.913cm" svg:y2="10.626cm">
          <text:p/>
        </draw:line>
        <draw:custom-shape draw:style-name="gr1" draw:text-style-name="P1" draw:layer="layout" svg:width="3.6cm" svg:height="2.2cm" svg:x="19.3cm" svg:y="10.626cm">
          <text:p text:style-name="P1"><text:span text:style-name="T1">Para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.2cm" svg:x="23.3cm" svg:y="10.626cm">
          <text:p text:style-name="P1"><text:span text:style-name="T1">Others</text:span></text:p>
          <text:p text:style-name="P1"><text:span text:style-name="T1">eg. EnSigh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5.1cm" svg:y1="10.626cm" svg:x2="24.1cm" svg:y2="7.926cm">
          <text:p/>
        </draw:line>
        <draw:line draw:style-name="gr3" draw:text-style-name="P2" draw:layer="layout" svg:x1="22.113cm" svg:y1="7.939cm" svg:x2="21.113cm" svg:y2="10.6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2:30:00.388213247</meta:creation-date>
    <dc:date>2014-11-09T12:44:27.237034262</dc:date>
    <meta:editing-duration>P0D</meta:editing-duration>
    <meta:editing-cycles>1</meta:editing-cycles>
    <meta:document-statistic meta:object-count="19"/>
    <meta:generator>LibreOffice/4.2.7.2$Linux_x86 LibreOffice_project/420m0$Build-2</meta:generator>
  </office:meta>
</office:document-meta>
</file>